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 Mono" svg:font-family="'DejaVu Sans Mono'"/>
    <style:font-face style:name="HelveticaNeue-Light" svg:font-family="HelveticaNeue-Light, 'Helvetica Neue Light', 'Helvetica Neue', Helvetica, Arial, 'Lucida Grand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Preformatted_20_Text">
      <style:paragraph-properties fo:text-align="start" style:justify-single-word="false"/>
      <style:text-properties style:font-name="Arial1"/>
    </style:style>
    <style:style style:name="P3" style:family="paragraph" style:parent-style-name="Preformatted_20_Text" style:list-style-name="L1">
      <style:paragraph-properties fo:text-align="start" style:justify-single-word="false"/>
      <style:text-properties style:font-name="Arial1"/>
    </style:style>
    <style:style style:name="P4" style:family="paragraph" style:parent-style-name="Preformatted_20_Text">
      <style:text-properties style:font-name="Arial1"/>
    </style:style>
    <style:style style:name="P5" style:family="paragraph" style:parent-style-name="Preformatted_20_Text" style:list-style-name="L2">
      <style:text-properties style:font-name="Arial1"/>
    </style:style>
    <style:style style:name="P6" style:family="paragraph" style:parent-style-name="Preformatted_20_Text" style:list-style-name="L2">
      <style:paragraph-properties fo:text-align="justify" style:justify-single-word="false"/>
    </style:style>
    <style:style style:name="P7" style:family="paragraph" style:parent-style-name="Preformatted_20_Text" style:list-style-name="L2"/>
    <style:style style:name="P8" style:family="paragraph" style:parent-style-name="Preformatted_20_Text" style:list-style-name="L3">
      <style:text-properties style:font-name="Arial1"/>
    </style:style>
    <style:style style:name="P9" style:family="paragraph" style:parent-style-name="Preformatted_20_Text" style:list-style-name="L4">
      <style:text-properties style:font-name="Arial1"/>
    </style:style>
    <style:style style:name="P10" style:family="paragraph" style:parent-style-name="Preformatted_20_Text" style:list-style-name="L5">
      <style:text-properties style:font-name="Arial1"/>
    </style:style>
    <style:style style:name="P11" style:family="paragraph" style:parent-style-name="Preformatted_20_Text" style:list-style-name="L6">
      <style:text-properties style:font-name="Arial1"/>
    </style:style>
    <style:style style:name="P12" style:family="paragraph" style:parent-style-name="Preformatted_20_Text" style:list-style-name="L7">
      <style:text-properties style:font-name="Arial1"/>
    </style:style>
    <style:style style:name="P13" style:family="paragraph" style:parent-style-name="Preformatted_20_Text" style:list-style-name="L8">
      <style:text-properties style:font-name="Arial1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ffffff" loext:opacity="100%" style:font-name="HelveticaNeue-Light" fo:font-size="12pt" fo:letter-spacing="normal" fo:font-style="normal" fo:font-weight="normal" fo:background-color="#004781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loext:opacity="100%" style:font-name="Arial1" fo:font-size="9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000000" loext:opacity="100%" style:font-name="Arial1" fo:font-size="12pt" fo:letter-spacing="normal" fo:font-style="normal" fo:font-weight="normal" loext:padding="0cm" loext:border="none"/>
    </style:style>
    <style:style style:name="T4" style:family="text">
      <style:text-properties style:font-name="Arial1"/>
    </style:style>
    <style:style style:name="T5" style:family="text">
      <style:text-properties fo:font-variant="normal" fo:text-transform="none" fo:color="#000000" loext:opacity="100%" style:font-name="HelveticaNeue-Light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DejaVu Sans Mono" fo:font-size="9pt" fo:letter-spacing="normal" fo:font-style="norm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main-wrapper">
        <text:section text:style-name="Sect1" text:name="ta109_69">
          <text:p text:style-name="P2">Queremos hacer una aplicación en <text:span text:style-name="T1">JavaScript</text:span> para gestionar edificios con la información de la situación del edificio y de los propietarios de cada piso. Para ello queremos almacenar la siguiente información de cada edificio:</text:p>
          <text:p text:style-name="P2"/>
          <text:list text:style-name="L1">
            <text:list-item>
              <text:p text:style-name="P3">calle.</text:p>
            </text:list-item>
            <text:list-item>
              <text:p text:style-name="P3">número.</text:p>
            </text:list-item>
            <text:list-item>
              <text:p text:style-name="P3">código postal.</text:p>
            </text:list-item>
            <text:list-item>
              <text:p text:style-name="P3">plantas del edificio (dentro de cada planta tendremos un número de puertas y para cada puerta almacenaremos el nombre del propietario).</text:p>
            </text:list-item>
          </text:list>
          <text:p text:style-name="P2"/>
          <text:p text:style-name="P4">Se pide:</text:p>
          <text:list text:style-name="L2">
            <text:list-item>
              <text:p text:style-name="P5">Crear un objeto que nos permita instanciar edificios. Cada vez que instanciemos un edificio le pasaremos la calle, número y código postal como parámetros. Se pide además crear los siguientes métodos para el objeto Edificio:</text:p>
              <text:list>
                <text:list-item>
                  <text:p text:style-name="P6"><text:span text:style-name="Source_20_Text"><text:span text:style-name="T2">agregarPlantasYPuertas(numplantas, puertas) </text:span></text:span><text:span text:style-name="T3">// Se le pasa el número de plantas que queremos crear en el piso y el número de puertas por planta. Cada vez que se llame a este método, añadirá el número de plantas y puertas indicadas en los parámetros, a las que ya están creadas en el edificio.</text:span></text:p>
                </text:list-item>
                <text:list-item>
                  <text:p text:style-name="P7"><text:span text:style-name="Source_20_Text"><text:span text:style-name="T2">modificarNumero(numero)</text:span></text:span><text:span text:style-name="T3"> // Se le pasa el nuevo número del edificio para que lo actualice.</text:span></text:p>
                </text:list-item>
                <text:list-item>
                  <text:p text:style-name="P7"><text:span text:style-name="Source_20_Text"><text:span text:style-name="T2">modificarCalle(calle)</text:span></text:span><text:span text:style-name="T3"> // Se le pasa el nuevo nombre de la calle para que lo actualice.</text:span></text:p>
                </text:list-item>
                <text:list-item>
                  <text:p text:style-name="P7"><text:span text:style-name="Source_20_Text"><text:span text:style-name="T2">modificarCodigoPostal(codigo)</text:span></text:span><text:span text:style-name="T3"> // Se le pasa el nuevo número de código postal del edificio.</text:span></text:p>
                </text:list-item>
                <text:list-item>
                  <text:p text:style-name="P7"><text:span text:style-name="Source_20_Text"><text:span text:style-name="T2">imprimeCalle </text:span></text:span><text:span text:style-name="T3">// Devuelve el nombre de la calle del edificio.</text:span></text:p>
                </text:list-item>
                <text:list-item>
                  <text:p text:style-name="P7"><text:span text:style-name="Source_20_Text"><text:span text:style-name="T2">imprimeNumero </text:span></text:span><text:span text:style-name="T3">// Devuelve el número del edificio.</text:span></text:p>
                </text:list-item>
                <text:list-item>
                  <text:p text:style-name="P7"><text:span text:style-name="Source_20_Text"><text:span text:style-name="T2">imprimeCodigoPostal</text:span></text:span><text:span text:style-name="T3"> // Devuelve el código postal del edificio.</text:span></text:p>
                </text:list-item>
                <text:list-item>
                  <text:p text:style-name="P7"><text:span text:style-name="Source_20_Text"><text:span text:style-name="T2">agregarPropietario(nombre,planta,puerta)</text:span></text:span><text:span text:style-name="T3"> // Se le pasa un nombre de propietario, un número de planta y un número de puerta y lo asignará como propietario de ese piso.</text:span></text:p>
                </text:list-item>
                <text:list-item>
                  <text:p text:style-name="P7"><text:span text:style-name="Source_20_Text"><text:span text:style-name="T2">imprimePlantas</text:span></text:span><text:span text:style-name="T3"> // Recorrerá el edificio e imprimirá todos los propietarios de cada puerta.</text:span></text:p>
                </text:list-item>
              </text:list>
            </text:list-item>
            <text:list-item>
              <text:p text:style-name="P5">Cada vez que se crea un edificio que muestre automáticamente un mensaje del estilo:</text:p>
              <text:list>
                <text:list-item>
                  <text:p text:style-name="P7"><text:span text:style-name="Source_20_Text"><text:span text:style-name="T4">construido nuevo edificio en calle: xxxxxx, nº: xx, CP: xxxxx.</text:span></text:span></text:p>
                </text:list-item>
              </text:list>
            </text:list-item>
            <text:list-item>
              <text:p text:style-name="P5">Cada vez que se añada un propietario a un piso de un edificio que muestre un mensaje del estilo:</text:p>
              <text:list>
                <text:list-item>
                  <text:p text:style-name="P7"><text:span text:style-name="Source_20_Text"><text:span text:style-name="T2">xxxxxxxx es ahora el propietario de la puerta x de la planta x</text:span></text:span><text:span text:style-name="T3">.</text:span></text:p>
                </text:list-item>
              </text:list>
            </text:list-item>
          </text:list>
          <text:p text:style-name="Preformatted_20_Text"><text:span text:style-name="T3">Aquí se muestra un</text:span><text:span text:style-name="Strong_20_Emphasis"><text:span text:style-name="T3"> ejemplo de lo que tendría que mostrar la aplicación</text:span></text:span><text:span text:style-name="T3">:</text:span></text:p>
          <text:p text:style-name="P4">Trabajando con objetos <text:span text:style-name="T1">Javascript</text:span>:</text:p>
          <text:p text:style-name="P4">Instanciamos 3 objetos edificioA, edificioB y edificioC con estos datos:</text:p>
          <text:list text:style-name="L3">
            <text:list-item>
              <text:p text:style-name="P8">Construido nuevo edificio en calle: Garcia Prieto, nº: 58, CP: 15706.</text:p>
            </text:list-item>
            <text:list-item>
              <text:p text:style-name="P8">Construido nuevo edificio en calle: Camino Caneiro, nº: 29, CP: 32004.</text:p>
            </text:list-item>
            <text:list-item>
              <text:p text:style-name="P8">Construido nuevo edificio en calle: San Clemente, nº: s/n, CP: 15705.</text:p>
            </text:list-item>
          </text:list>
          <text:list text:style-name="L4">
            <text:list-item>
              <text:p text:style-name="P9">El código postal del edificio A es: 15706.</text:p>
            </text:list-item>
            <text:list-item>
              <text:p text:style-name="P9">La calle del edificio C es: San Clemente.</text:p>
            </text:list-item>
            <text:list-item>
              <text:p text:style-name="P9">El edificio B está situado en la calle Camino Caneiro número 29.</text:p>
            </text:list-item>
          </text:list>
          <text:p text:style-name="P4">Agregamos 2 plantas y 3 puertas por planta al edificio A...</text:p>
          <text:p text:style-name="P4">Agregamos 4 propietarios al edificio A...</text:p>
          <text:list text:style-name="L5">
            <text:list-item>
              <text:p text:style-name="P10">Jose Antonio Lopez es ahora el propietario de la puerta 1 de la planta 1.</text:p>
            </text:list-item>
            <text:list-item>
              <text:p text:style-name="P10">Luisa Martinez es ahora el propietario de la puerta 2 de la planta 1.</text:p>
            </text:list-item>
            <text:list-item>
              <text:p text:style-name="P10">Marta Castellón es ahora el propietario de la puerta 3 de la planta 1.</text:p>
            </text:list-item>
            <text:list-item>
              <text:p text:style-name="P10">Antonio Pereira es ahora el propietario de la puerta 2 de la planta 2.</text:p>
            </text:list-item>
          </text:list>
          <text:p text:style-name="Preformatted_20_Text"><text:span text:style-name="Strong_20_Emphasis"><text:span text:style-name="T4">Listado de propietarios del edificio calle García Prieto número 58</text:span></text:span></text:p>
          <text:list text:style-name="L6">
            <text:list-item>
              <text:p text:style-name="P11">Propietario del piso 1 de la planta 1: Jose Antonio Lopez.</text:p>
            </text:list-item>
            <text:list-item>
              <text:p text:style-name="P11">Propietario del piso 2 de la planta 1: Luisa Martinez.</text:p>
            </text:list-item>
            <text:list-item>
              <text:p text:style-name="P11">Propietario del piso 3 de la planta 1: Marta Castellón.</text:p>
            </text:list-item>
            <text:list-item>
              <text:p text:style-name="P11">Propietario del piso 1 de la planta 2:</text:p>
            </text:list-item>
            <text:list-item>
              <text:p text:style-name="P11">Propietario del piso 2 de la planta 2: Antonio Pereira.</text:p>
            </text:list-item>
            <text:list-item>
              <text:p text:style-name="P11">Propietario del piso 3 de la planta 2:</text:p>
            </text:list-item>
          </text:list>
          <text:p text:style-name="P4"><text:soft-page-break/>Agregamos 1 planta más al edificio A...</text:p>
          <text:p text:style-name="P4">Agregamos 1 propietario más al edificio A planta 3, puerta 2...</text:p>
          <text:list text:style-name="L7">
            <text:list-item>
              <text:p text:style-name="P12">Pedro Meijide es ahora el propietario de la puerta 2 de la planta 3.</text:p>
            </text:list-item>
          </text:list>
          <text:p text:style-name="Preformatted_20_Text"><text:span text:style-name="Strong_20_Emphasis"><text:span text:style-name="T4">Listado de propietarios del edificio calle García Prieto número 58</text:span></text:span></text:p>
          <text:list text:style-name="L8">
            <text:list-item>
              <text:p text:style-name="P13">Propietario del piso 1 de la planta 1: Jose Antonio Lopez.</text:p>
            </text:list-item>
            <text:list-item>
              <text:p text:style-name="P13">Propietario del piso 2 de la planta 1: Luisa Martinez.</text:p>
            </text:list-item>
            <text:list-item>
              <text:p text:style-name="P13">Propietario del piso 3 de la planta 1: Marta Castellón.</text:p>
            </text:list-item>
            <text:list-item>
              <text:p text:style-name="P13">Propietario del piso 1 de la planta 2:</text:p>
            </text:list-item>
            <text:list-item>
              <text:p text:style-name="P13">Propietario del piso 2 de la planta 2:</text:p>
            </text:list-item>
            <text:list-item>
              <text:p text:style-name="P13">Propietario del piso 1 de la planta 3:</text:p>
            </text:list-item>
            <text:list-item>
              <text:p text:style-name="P13">Propietario del piso 2 de la planta 3: Pedro Meijide.</text:p>
            </text:list-item>
          </text:list>
        </text:section>
      </text:section>
      <text:section text:style-name="Sect1" text:name="bottomPagination">
        <text:p text:style-name="P4"><text:line-break/></text:p>
      </text:section>
      <text:p text:style-name="P4"><text:s text:c="2"/></text:p>
      <text:p text:style-name="P4"/>
      <text:p text:style-name="Preformatted_20_Text"/>
      <text:p text:style-name="P14">Recomendaciones</text:p>
      <text:p text:style-name="P15"><text:span text:style-name="T5">Intenta crear todos los métodos dentro del objeto </text:span><text:span text:style-name="Source_20_Text"><text:span text:style-name="T6">Edificio</text:span></text:span><text:span text:style-name="T5"> y utiliza los métodos programados para imprimir el valor de las propiedades que se piden en el enunciado.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 Mono" svg:font-family="'DejaVu Sans Mono'"/>
    <style:font-face style:name="HelveticaNeue-Light" svg:font-family="HelveticaNeue-Light, 'Helvetica Neue Light', 'Helvetica Neue', Helvetica, Arial, 'Lucida Grand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. Javier F. Broz</meta:initial-creator>
    <meta:creation-date>2024-12-23T00:44:39.588000000</meta:creation-date>
    <meta:print-date>2024-12-23T00:56:41.559000000</meta:print-date>
    <meta:printed-by>Archivos PDF: F. Javier F. Broz</meta:printed-by>
    <dc:date>2024-12-23T00:57:54.851000000</dc:date>
    <dc:creator>F. Javier F. Broz</dc:creator>
    <meta:editing-duration>PT1M13S</meta:editing-duration>
    <meta:editing-cycles>1</meta:editing-cycles>
    <meta:document-statistic meta:table-count="0" meta:image-count="0" meta:object-count="0" meta:page-count="2" meta:paragraph-count="57" meta:word-count="715" meta:character-count="3976" meta:non-whitespace-character-count="3355"/>
    <meta:generator>LibreOffice/24.8.3.2$Windows_X86_64 LibreOffice_project/48a6bac9e7e268aeb4c3483fcf825c94556d9f92</meta:generator>
  </office:meta>
</office:document-meta>
</file>